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2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45cm" fo:min-width="22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3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97cm"/>
    </style:style>
    <style:style style:name="gr10" style:family="graphic" style:parent-style-name="standard">
      <style:graphic-properties svg:stroke-color="#ff3333" draw:fill-color="#ffffff" draw:textarea-horizontal-align="justify" draw:textarea-vertical-align="middle" draw:auto-grow-height="false" fo:min-height="1.45cm" fo:min-width="22.7cm"/>
    </style:style>
    <style:style style:name="gr11" style:family="graphic" style:parent-style-name="standard">
      <style:graphic-properties svg:stroke-color="#ff3333" draw:fill-color="#ffffff" draw:textarea-horizontal-align="justify" draw:textarea-vertical-align="middle" draw:auto-grow-height="false" fo:min-height="5.75cm" fo:min-width="4.3cm"/>
    </style:style>
    <style:style style:name="gr12" style:family="graphic" style:parent-style-name="standard">
      <style:graphic-properties draw:stroke="none" svg:stroke-color="#ff3333" draw:fill="none" draw:fill-color="#ffffff" fo:min-height="0.65cm"/>
    </style:style>
    <style:style style:name="gr13" style:family="graphic" style:parent-style-name="objectwithoutfill">
      <style:graphic-properties draw:marker-end="Arrow" draw:marker-end-width="0.3cm" draw:stroke-linejoin="round" draw:fill="none" draw:textarea-vertical-align="middle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ff3333" draw:fill="none" draw:fill-color="#ffffff" fo:min-height="0.4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3cm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standard">
      <style:graphic-properties svg:stroke-color="#ff3333" draw:fill-color="#ffffff" draw:textarea-horizontal-align="justify" draw:textarea-vertical-align="middle" draw:auto-grow-height="false" fo:min-height="1.949cm" fo:min-width="4.3cm"/>
    </style:style>
    <style:style style:name="gr19" style:family="graphic" style:parent-style-name="standard">
      <style:graphic-properties svg:stroke-color="#ff3333" draw:fill-color="#ffffff" draw:textarea-horizontal-align="justify" draw:textarea-vertical-align="middle" draw:auto-grow-height="false" fo:min-height="1.95cm" fo:min-width="4.3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draw:stroke="none" svg:stroke-color="#ff3333" draw:fill="none" draw:fill-color="#ffffff" fo:min-height="0.397cm"/>
    </style:style>
    <style:style style:name="gr22" style:family="graphic" style:parent-style-name="standard">
      <style:graphic-properties draw:stroke="none" svg:stroke-color="#ff3333" draw:fill="none" draw:fill-color="#ffffff" fo:min-height="0.49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949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3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97cm"/>
    </style:style>
    <style:style style:name="gr27" style:family="graphic" style:parent-style-name="standard">
      <style:graphic-properties draw:stroke="none" svg:stroke-color="#000000" draw:fill="none" draw:fill-color="#ffffff" fo:min-height="0.4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ff3333" fo:font-size="18pt"/>
    </style:style>
    <style:style style:name="P12" style:family="paragraph">
      <loext:graphic-properties draw:fill-color="#ffffff"/>
      <style:paragraph-properties fo:text-align="center"/>
      <style:text-properties fo:color="#ff3333" fo:font-size="18pt"/>
    </style:style>
    <style:style style:name="P13" style:family="paragraph">
      <style:paragraph-properties fo:margin-top="0.1cm" fo:margin-bottom="0cm" fo:text-align="center"/>
      <style:text-properties fo:color="#ff3333" fo:font-size="18pt"/>
    </style:style>
    <style:style style:name="P14" style:family="paragraph">
      <style:text-properties fo:color="#ff3333" fo:font-size="18pt"/>
    </style:style>
    <style:style style:name="P15" style:family="paragraph">
      <loext:graphic-properties draw:fill="none" draw:fill-color="#ffffff"/>
      <style:text-properties fo:color="#ff3333"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/>
      <style:paragraph-properties fo:text-align="center"/>
      <style:text-properties fo:color="#ff3333"/>
    </style:style>
    <style:style style:name="P19" style:family="paragraph">
      <style:text-properties fo:color="#ff3333" fo:font-size="10pt"/>
    </style:style>
    <style:style style:name="P20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21" style:family="paragraph">
      <style:paragraph-properties fo:text-align="center"/>
      <style:text-properties style:use-window-font-color="true" fo:font-size="18pt"/>
    </style:style>
    <style:style style:name="P22" style:family="paragraph">
      <loext:graphic-properties draw:fill-color="#ffffff"/>
      <style:paragraph-properties fo:text-align="center"/>
      <style:text-properties style:use-window-font-color="true" fo:font-size="18pt"/>
    </style:style>
    <style:style style:name="P23" style:family="paragraph">
      <style:text-properties style:use-window-font-color="true" fo:font-size="18pt"/>
    </style:style>
    <style:style style:name="P24" style:family="paragraph">
      <loext:graphic-properties draw:fill="none" draw:fill-color="#ffffff"/>
      <style:text-properties style:use-window-font-color="true" fo:font-size="18pt"/>
    </style:style>
    <style:style style:name="P25" style:family="paragraph">
      <loext:graphic-properties draw:fill="none"/>
      <style:paragraph-properties fo:text-align="center"/>
      <style:text-properties style:use-window-font-color="true"/>
    </style:style>
    <style:style style:name="P26" style:family="paragraph">
      <style:text-properties style:use-window-font-color="true" fo:font-size="10pt"/>
    </style:style>
    <style:style style:name="P27" style:family="paragraph">
      <loext:graphic-properties draw:fill="none" draw:fill-color="#ffffff"/>
      <style:text-properties style:use-window-font-color="true" fo:font-size="10pt" style:font-size-asian="10pt" style:font-size-complex="10pt"/>
    </style:style>
    <style:style style:name="P28" style:family="paragraph">
      <style:paragraph-properties fo:margin-top="0.2cm" fo:margin-bottom="0cm"/>
      <style:text-properties style:use-window-font-color="true" fo:font-size="10pt"/>
    </style:style>
    <style:style style:name="P29" style:family="paragraph">
      <style:text-properties fo:color="#000000" fo:font-size="10pt"/>
    </style:style>
    <style:style style:name="P30" style:family="paragraph">
      <style:paragraph-properties fo:margin-top="0.2cm" fo:margin-bottom="0cm"/>
      <style:text-properties fo:color="#000000" fo:font-size="10pt"/>
    </style:style>
    <style:style style:name="P3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3333"/>
    </style:style>
    <style:style style:name="T5" style:family="text">
      <style:text-properties fo:color="#ff3333" fo:font-size="10pt" style:font-size-asian="10pt" style:font-size-complex="10pt"/>
    </style:style>
    <style:style style:name="T6" style:family="text">
      <style:text-properties style:use-window-font-color="true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3cm" svg:height="1.3cm" svg:x="1.2cm" svg:y="1.2cm">
          <draw:text-box>
            <text:p text:style-name="P1"><text:span text:style-name="T1">Initial executor prototype</text:span></text:p>
          </draw:text-box>
        </draw:frame>
        <draw:custom-shape draw:style-name="gr2" draw:text-style-name="P3" xml:id="id1" draw:id="id1" draw:layer="layout" svg:width="23.2cm" svg:height="1.7cm" svg:x="3.5cm" svg:y="3.1cm">
          <text:p text:style-name="P1">Executor entry poi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3.2cm" svg:height="6.7cm" svg:x="3.5cm" svg:y="6.2cm">
          <text:p text:style-name="P1">Global task queue<text:span text:style-name="T2"> (Hammered by N+1 threads, NOT scalabl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8cm" svg:height="1.7cm" svg:x="3.5cm" svg:y="16.2cm">
          <text:p text:style-name="P1">Worker 1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.8cm" svg:height="1.7cm" svg:x="8.8cm" svg:y="16.2cm">
          <text:p text:style-name="P1">Worker 2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8cm" svg:height="1.7cm" svg:x="14.1cm" svg:y="16.2cm">
          <text:p text:style-name="P1">Worker 3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8cm" svg:height="1.7cm" svg:x="21.9cm" svg:y="16.2cm">
          <text:p text:style-name="P1">Worker N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8cm" svg:height="1.513cm" svg:x="19.7cm" svg:y="16cm">
          <draw:text-box>
            <text:p><text:span text:style-name="T3">...</text:span></text:p>
          </draw:text-box>
        </draw:frame>
        <draw:connector draw:style-name="gr6" draw:text-style-name="P5" draw:layer="layout" svg:x1="15.1cm" svg:y1="4.8cm" svg:x2="15.1cm" svg:y2="6.2cm" draw:start-shape="id1" draw:start-glue-point="2" draw:end-shape="id2" draw:end-glue-point="0" svg:d="M15100 4800v1400" svg:viewBox="0 0 1 1401">
          <text:p text:style-name="P1"/>
        </draw:connector>
        <draw:frame draw:style-name="gr7" draw:text-style-name="P7" draw:layer="layout" svg:width="2.5cm" svg:height="0.745cm" svg:x="15.1cm" svg:y="5.155cm">
          <draw:text-box>
            <text:p text:style-name="P6"><text:span text:style-name="T2">Global work</text:span></text:p>
          </draw:text-box>
        </draw:frame>
        <draw:connector draw:style-name="gr8" draw:text-style-name="P5" draw:layer="layout" svg:x1="15.1cm" svg:y1="12.9cm" svg:x2="5.9cm" svg:y2="16.2cm" draw:start-shape="id2" draw:start-glue-point="2" draw:end-shape="id3" svg:d="M15100 12900v1650h-9200v1650" svg:viewBox="0 0 9201 3301">
          <text:p/>
        </draw:connector>
        <draw:connector draw:style-name="gr8" draw:text-style-name="P5" draw:layer="layout" svg:x1="15.1cm" svg:y1="12.9cm" svg:x2="11.2cm" svg:y2="16.2cm" draw:start-shape="id2" draw:start-glue-point="2" draw:end-shape="id4" svg:d="M15100 12900v1650h-3900v1650" svg:viewBox="0 0 3901 3301">
          <text:p/>
        </draw:connector>
        <draw:connector draw:style-name="gr8" draw:text-style-name="P5" draw:layer="layout" svg:x1="15.1cm" svg:y1="12.9cm" svg:x2="16.5cm" svg:y2="16.2cm" draw:start-shape="id2" draw:start-glue-point="2" draw:end-shape="id5" svg:d="M15100 12900v1650h1400v1650" svg:viewBox="0 0 1401 3301">
          <text:p/>
        </draw:connector>
        <draw:connector draw:style-name="gr8" draw:text-style-name="P5" draw:layer="layout" svg:x1="15.1cm" svg:y1="12.9cm" svg:x2="24.3cm" svg:y2="16.2cm" draw:start-shape="id2" draw:start-glue-point="2" draw:end-shape="id6" svg:d="M15100 12900v1650h9200v1650" svg:viewBox="0 0 9201 3301">
          <text:p/>
        </draw:connector>
        <draw:frame draw:style-name="gr9" draw:text-style-name="P7" draw:layer="layout" svg:width="8.4cm" svg:height="1.047cm" svg:x="15.2cm" svg:y="13.3cm">
          <draw:text-box>
            <text:p text:style-name="P6"><text:span text:style-name="T2">Distributed work (fetched by workers)</text:span></text:p>
          </draw:text-box>
        </draw:frame>
      </draw:page>
      <draw:page draw:name="page2" draw:style-name="dp1" draw:master-page-name="Standard">
        <draw:frame draw:style-name="gr1" draw:text-style-name="P2" draw:layer="layout" svg:width="27.3cm" svg:height="1.3cm" svg:x="1.2cm" svg:y="1.2cm">
          <draw:text-box>
            <text:p text:style-name="P8"><text:span text:style-name="T1">Removing the scalability bottleneck</text:span></text:p>
          </draw:text-box>
        </draw:frame>
        <draw:custom-shape draw:style-name="gr2" draw:text-style-name="P10" xml:id="id7" draw:id="id7" draw:layer="layout" svg:width="23.2cm" svg:height="1.7cm" svg:x="3.5cm" svg:y="2.9cm">
          <text:p text:style-name="P9">Executor entry point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23.2cm" svg:height="1.7cm" svg:x="3.5cm" svg:y="6cm">
          <text:p text:style-name="P11"><text:span text:style-name="T4">Task distribution</text:span><text:span text:style-name="T5"> (random, round robin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9" draw:id="id9" draw:layer="layout" svg:width="4.8cm" svg:height="6cm" svg:x="3.5cm" svg:y="10.4cm">
          <text:p text:style-name="P11">Queue 1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4.8cm" svg:height="6cm" svg:x="8.8cm" svg:y="10.4cm">
          <text:p text:style-name="P11">Queue 2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1" draw:id="id11" draw:layer="layout" svg:width="4.8cm" svg:height="6cm" svg:x="14.1cm" svg:y="10.4cm">
          <text:p text:style-name="P11">Queue 3</text:p>
          <draw:enhanced-geometry svg:viewBox="0 0 21600 21600" draw:type="rectangle" draw:enhanced-path="M 0 0 L 21600 0 21600 21600 0 21600 0 0 Z N"/>
        </draw:custom-shape>
        <draw:custom-shape draw:style-name="gr11" draw:text-style-name="P12" xml:id="id12" draw:id="id12" draw:layer="layout" svg:width="4.8cm" svg:height="6cm" svg:x="21.9cm" svg:y="10.4cm">
          <text:p text:style-name="P11">Queue N</text:p>
          <text:p text:style-name="P13"><text:span text:style-name="T2">(1 producer,</text:span><text:span text:style-name="T2"><text:line-break/></text:span><text:span text:style-name="T2">1 consumer)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.8cm" svg:height="1.513cm" svg:x="19.7cm" svg:y="12.3cm">
          <draw:text-box>
            <text:p text:style-name="P14"><text:span text:style-name="T3">...</text:span></text:p>
          </draw:text-box>
        </draw:frame>
        <draw:connector draw:style-name="gr6" draw:text-style-name="P5" draw:layer="layout" svg:x1="15.1cm" svg:y1="4.6cm" svg:x2="15.1cm" svg:y2="6cm" draw:start-shape="id7" draw:start-glue-point="2" draw:end-shape="id8" draw:end-glue-point="0" svg:d="M15100 4600v1400" svg:viewBox="0 0 1 1401">
          <text:p/>
        </draw:connector>
        <draw:frame draw:style-name="gr7" draw:text-style-name="P7" draw:layer="layout" svg:width="2.5cm" svg:height="0.745cm" svg:x="15.1cm" svg:y="4.955cm">
          <draw:text-box>
            <text:p text:style-name="P6"><text:span text:style-name="T2">Global work</text:span></text:p>
          </draw:text-box>
        </draw:frame>
        <draw:connector draw:style-name="gr8" draw:text-style-name="P5" draw:layer="layout" svg:x1="15.1cm" svg:y1="7.7cm" svg:x2="5.9cm" svg:y2="10.4cm" draw:start-shape="id8" draw:start-glue-point="2" draw:end-shape="id9" svg:d="M15100 7700v1350h-9200v1350" svg:viewBox="0 0 9201 2701">
          <text:p/>
        </draw:connector>
        <draw:connector draw:style-name="gr8" draw:text-style-name="P5" draw:layer="layout" svg:x1="15.1cm" svg:y1="7.7cm" svg:x2="11.2cm" svg:y2="10.4cm" draw:start-shape="id8" draw:start-glue-point="2" draw:end-shape="id10" svg:d="M15100 7700v1350h-3900v1350" svg:viewBox="0 0 3901 2701">
          <text:p/>
        </draw:connector>
        <draw:connector draw:style-name="gr8" draw:text-style-name="P5" draw:layer="layout" svg:x1="15.1cm" svg:y1="7.7cm" svg:x2="16.5cm" svg:y2="10.4cm" draw:start-shape="id8" draw:start-glue-point="2" draw:end-shape="id11" svg:d="M15100 7700v1350h1400v1350" svg:viewBox="0 0 1401 2701">
          <text:p/>
        </draw:connector>
        <draw:connector draw:style-name="gr13" draw:text-style-name="P5" draw:layer="layout" svg:x1="15.1cm" svg:y1="7.7cm" svg:x2="24.3cm" svg:y2="10.4cm" draw:start-shape="id8" draw:start-glue-point="2" draw:end-shape="id12" svg:d="M15100 7700v1350h9200v1350" svg:viewBox="0 0 9201 2701">
          <text:p/>
        </draw:connector>
        <draw:frame draw:style-name="gr9" draw:text-style-name="P7" draw:layer="layout" svg:width="8.4cm" svg:height="1.047cm" svg:x="15.1cm" svg:y="8.053cm">
          <draw:text-box>
            <text:p text:style-name="P6"><text:span text:style-name="T2">Distributed work</text:span><text:span text:style-name="T5"> (sent to queues)</text:span></text:p>
          </draw:text-box>
        </draw:frame>
        <draw:custom-shape draw:style-name="gr4" draw:text-style-name="P10" xml:id="id13" draw:id="id13" draw:layer="layout" svg:width="4.8cm" svg:height="1.7cm" svg:x="3.5cm" svg:y="17.701cm">
          <text:p text:style-name="P9">Worker 1</text:p>
          <draw:enhanced-geometry svg:viewBox="0 0 21600 21600" draw:type="rectangle" draw:enhanced-path="M 0 0 L 21600 0 21600 21600 0 21600 0 0 Z N"/>
        </draw:custom-shape>
        <draw:custom-shape draw:style-name="gr4" draw:text-style-name="P10" xml:id="id14" draw:id="id14" draw:layer="layout" svg:width="4.8cm" svg:height="1.7cm" svg:x="8.8cm" svg:y="17.701cm">
          <text:p text:style-name="P9">Worker 2</text:p>
          <draw:enhanced-geometry svg:viewBox="0 0 21600 21600" draw:type="rectangle" draw:enhanced-path="M 0 0 L 21600 0 21600 21600 0 21600 0 0 Z N"/>
        </draw:custom-shape>
        <draw:custom-shape draw:style-name="gr4" draw:text-style-name="P10" xml:id="id15" draw:id="id15" draw:layer="layout" svg:width="4.8cm" svg:height="1.7cm" svg:x="14.1cm" svg:y="17.701cm">
          <text:p text:style-name="P9">Worker 3</text:p>
          <draw:enhanced-geometry svg:viewBox="0 0 21600 21600" draw:type="rectangle" draw:enhanced-path="M 0 0 L 21600 0 21600 21600 0 21600 0 0 Z N"/>
        </draw:custom-shape>
        <draw:custom-shape draw:style-name="gr4" draw:text-style-name="P10" xml:id="id16" draw:id="id16" draw:layer="layout" svg:width="4.8cm" svg:height="1.7cm" svg:x="21.9cm" svg:y="17.701cm">
          <text:p text:style-name="P9">Worker N</text:p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.8cm" svg:height="1.513cm" svg:x="19.7cm" svg:y="17.501cm">
          <draw:text-box>
            <text:p text:style-name="P16"><text:span text:style-name="T3">...</text:span></text:p>
          </draw:text-box>
        </draw:frame>
        <draw:connector draw:style-name="gr14" draw:text-style-name="P18" draw:layer="layout" svg:x1="5.9cm" svg:y1="16.4cm" svg:x2="5.9cm" svg:y2="17.701cm" draw:start-shape="id9" draw:start-glue-point="2" draw:end-shape="id13" draw:end-glue-point="0" svg:d="M5900 16400v1301" svg:viewBox="0 0 1 1302">
          <text:p/>
        </draw:connector>
        <draw:connector draw:style-name="gr14" draw:text-style-name="P18" draw:layer="layout" svg:x1="11.2cm" svg:y1="16.4cm" svg:x2="11.2cm" svg:y2="17.701cm" draw:start-shape="id10" draw:start-glue-point="2" draw:end-shape="id14" draw:end-glue-point="0" svg:d="M11200 16400v1301" svg:viewBox="0 0 1 1302">
          <text:p/>
        </draw:connector>
        <draw:connector draw:style-name="gr14" draw:text-style-name="P18" draw:layer="layout" svg:x1="16.5cm" svg:y1="16.4cm" svg:x2="16.5cm" svg:y2="17.701cm" draw:start-shape="id11" draw:start-glue-point="2" draw:end-shape="id15" draw:end-glue-point="0" svg:d="M16500 16400v1301" svg:viewBox="0 0 1 1302">
          <text:p/>
        </draw:connector>
        <draw:connector draw:style-name="gr14" draw:text-style-name="P18" draw:layer="layout" svg:x1="24.3cm" svg:y1="16.4cm" svg:x2="24.3cm" svg:y2="17.701cm" draw:start-shape="id12" draw:start-glue-point="2" draw:end-shape="id16" draw:end-glue-point="0" svg:d="M24300 16400v1301" svg:viewBox="0 0 1 1302">
          <text:p/>
        </draw:connector>
        <draw:frame draw:style-name="gr15" draw:text-style-name="P20" draw:layer="layout" svg:width="2.2cm" svg:height="0.7cm" svg:x="24.4cm" svg:y="16.6cm">
          <draw:text-box>
            <text:p text:style-name="P19"><text:span text:style-name="T2">Local work</text:span></text:p>
          </draw:text-box>
        </draw:frame>
      </draw:page>
      <draw:page draw:name="page3" draw:style-name="dp1" draw:master-page-name="Standard">
        <draw:frame draw:style-name="gr1" draw:text-style-name="P2" draw:layer="layout" svg:width="27.3cm" svg:height="1.3cm" svg:x="1.2cm" svg:y="1.2cm">
          <draw:text-box>
            <text:p text:style-name="P8"><text:span text:style-name="T1">Balancing load between local queues</text:span></text:p>
          </draw:text-box>
        </draw:frame>
        <draw:custom-shape draw:style-name="gr16" draw:text-style-name="P22" xml:id="id17" draw:id="id17" draw:layer="layout" svg:width="4.8cm" svg:height="6cm" svg:x="8cm" svg:y="6.1cm">
          <text:p text:style-name="P21">Queue N-1</text:p>
          <draw:enhanced-geometry svg:viewBox="0 0 21600 21600" draw:type="rectangle" draw:enhanced-path="M 0 0 L 21600 0 21600 21600 0 21600 0 0 Z N"/>
        </draw:custom-shape>
        <draw:custom-shape draw:style-name="gr16" draw:text-style-name="P22" xml:id="id18" draw:id="id18" draw:layer="layout" svg:width="4.8cm" svg:height="6cm" svg:x="16.6cm" svg:y="6.1cm">
          <text:p text:style-name="P21">Queue N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2cm" svg:y="8cm">
          <draw:text-box>
            <text:p text:style-name="P23"><text:span text:style-name="T3">...</text:span></text:p>
          </draw:text-box>
        </draw:frame>
        <draw:connector draw:style-name="gr17" draw:text-style-name="P25" draw:layer="layout" svg:x1="14.7cm" svg:y1="3.4cm" svg:x2="10.4cm" svg:y2="6.1cm" draw:end-shape="id17" svg:d="M14700 3400v1100h-4300v1600" svg:viewBox="0 0 4301 2701">
          <text:p/>
        </draw:connector>
        <draw:connector draw:style-name="gr17" draw:text-style-name="P25" draw:layer="layout" svg:x1="14.7cm" svg:y1="3.4cm" svg:x2="19cm" svg:y2="6.1cm" draw:end-shape="id18" svg:d="M14700 3400v1100h4300v1600" svg:viewBox="0 0 4301 2701">
          <text:p/>
        </draw:connector>
        <draw:frame draw:style-name="gr9" draw:text-style-name="P27" draw:layer="layout" svg:width="8.4cm" svg:height="1.047cm" svg:x="14.7cm" svg:y="3.753cm">
          <draw:text-box>
            <text:p text:style-name="P26"><text:span text:style-name="T2">Distributed work (sent to queues)</text:span></text:p>
          </draw:text-box>
        </draw:frame>
        <draw:custom-shape draw:style-name="gr18" draw:text-style-name="P12" xml:id="id19" draw:id="id19" draw:layer="layout" svg:width="4.8cm" svg:height="2.199cm" svg:x="8cm" svg:y="13.901cm">
          <text:p text:style-name="P11">Balancer N-1</text:p>
          <draw:enhanced-geometry svg:viewBox="0 0 21600 21600" draw:type="rectangle" draw:enhanced-path="M 0 0 L 21600 0 21600 21600 0 21600 0 0 Z N"/>
        </draw:custom-shape>
        <draw:custom-shape draw:style-name="gr19" draw:text-style-name="P12" xml:id="id20" draw:id="id20" draw:layer="layout" svg:width="4.8cm" svg:height="2.2cm" svg:x="16.6cm" svg:y="13.9cm">
          <text:p text:style-name="P11">Balancer N</text:p>
          <text:p text:style-name="P11"><text:span text:style-name="T2">(steals from other queues</text:span><text:span text:style-name="T2"><text:line-break/></text:span><text:span text:style-name="T2">if no local work is available)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.8cm" svg:height="1.513cm" svg:x="22.2cm" svg:y="14.001cm">
          <draw:text-box>
            <text:p text:style-name="P14"><text:span text:style-name="T3">...</text:span></text:p>
          </draw:text-box>
        </draw:frame>
        <draw:connector draw:style-name="gr17" draw:text-style-name="P25" draw:layer="layout" svg:x1="10.4cm" svg:y1="12.1cm" svg:x2="10.4cm" svg:y2="13.901cm" draw:start-shape="id17" draw:start-glue-point="2" draw:end-shape="id19" draw:end-glue-point="0" svg:d="M10400 12100v1801" svg:viewBox="0 0 1 1802">
          <text:p/>
        </draw:connector>
        <draw:connector draw:style-name="gr17" draw:text-style-name="P25" draw:layer="layout" svg:x1="19cm" svg:y1="12.1cm" svg:x2="19cm" svg:y2="13.9cm" draw:start-shape="id18" draw:start-glue-point="2" draw:end-shape="id20" draw:end-glue-point="0" svg:d="M19000 12100v1800" svg:viewBox="0 0 1 1801">
          <text:p/>
        </draw:connector>
        <draw:frame draw:style-name="gr5" draw:text-style-name="P24" draw:layer="layout" svg:width="1.8cm" svg:height="1.513cm" svg:x="5.9cm" svg:y="8cm">
          <draw:text-box>
            <text:p text:style-name="P23"><text:span text:style-name="T3">...</text:span></text:p>
          </draw:text-box>
        </draw:frame>
        <draw:frame draw:style-name="gr12" draw:text-style-name="P15" draw:layer="layout" svg:width="1.8cm" svg:height="1.513cm" svg:x="5.9cm" svg:y="13.901cm">
          <draw:text-box>
            <text:p text:style-name="P14"><text:span text:style-name="T3">...</text:span></text:p>
          </draw:text-box>
        </draw:frame>
        <draw:custom-shape draw:style-name="gr4" draw:text-style-name="P22" xml:id="id21" draw:id="id21" draw:layer="layout" svg:width="4.8cm" svg:height="1.7cm" svg:x="8cm" svg:y="17.602cm">
          <text:p text:style-name="P21">Worker N-1</text:p>
          <draw:enhanced-geometry svg:viewBox="0 0 21600 21600" draw:type="rectangle" draw:enhanced-path="M 0 0 L 21600 0 21600 21600 0 21600 0 0 Z N"/>
        </draw:custom-shape>
        <draw:custom-shape draw:style-name="gr4" draw:text-style-name="P22" xml:id="id22" draw:id="id22" draw:layer="layout" svg:width="4.8cm" svg:height="1.7cm" svg:x="16.6cm" svg:y="17.602cm">
          <text:p text:style-name="P21">Worker N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2cm" svg:y="17.402cm">
          <draw:text-box>
            <text:p text:style-name="P23"><text:span text:style-name="T3">...</text:span></text:p>
          </draw:text-box>
        </draw:frame>
        <draw:frame draw:style-name="gr5" draw:text-style-name="P24" draw:layer="layout" svg:width="1.8cm" svg:height="1.513cm" svg:x="5.9cm" svg:y="17.402cm">
          <draw:text-box>
            <text:p text:style-name="P23"><text:span text:style-name="T3">...</text:span></text:p>
          </draw:text-box>
        </draw:frame>
        <draw:line draw:style-name="gr20" draw:text-style-name="P18" draw:layer="layout" svg:x1="10.4cm" svg:y1="12.9cm" svg:x2="13.5cm" svg:y2="12.9cm">
          <text:p/>
        </draw:line>
        <draw:line draw:style-name="gr20" draw:text-style-name="P18" draw:layer="layout" svg:x1="13.5cm" svg:y1="12.9cm" svg:x2="13.5cm" svg:y2="15cm">
          <text:p/>
        </draw:line>
        <draw:line draw:style-name="gr14" draw:text-style-name="P18" draw:layer="layout" svg:x1="13.5cm" svg:y1="15cm" svg:x2="16.6cm" svg:y2="15cm">
          <text:p/>
        </draw:line>
        <draw:connector draw:style-name="gr14" draw:text-style-name="P18" draw:layer="layout" svg:x1="10.4cm" svg:y1="16.1cm" svg:x2="10.4cm" svg:y2="17.602cm" draw:start-shape="id19" draw:start-glue-point="2" draw:end-shape="id21" draw:end-glue-point="0" svg:d="M10400 16100v1502" svg:viewBox="0 0 1 1503">
          <text:p/>
        </draw:connector>
        <draw:connector draw:style-name="gr14" draw:text-style-name="P18" draw:layer="layout" svg:x1="19cm" svg:y1="16.1cm" svg:x2="19cm" svg:y2="17.602cm" draw:start-shape="id20" draw:start-glue-point="2" draw:end-shape="id22" draw:end-glue-point="0" svg:d="M19000 16100v1502" svg:viewBox="0 0 1 1503">
          <text:p/>
        </draw:connector>
        <draw:frame draw:style-name="gr21" draw:text-style-name="P27" draw:layer="layout" svg:width="4.2cm" svg:height="0.649cm" svg:x="19.1cm" svg:y="12.653cm">
          <draw:text-box>
            <text:p text:style-name="P26"><text:span text:style-name="T6">Local work</text:span></text:p>
          </draw:text-box>
        </draw:frame>
        <draw:frame draw:style-name="gr22" draw:text-style-name="P20" draw:layer="layout" svg:width="3.1cm" svg:height="0.747cm" svg:x="13.5cm" svg:y="13.553cm">
          <draw:text-box>
            <text:p text:style-name="P19"><text:span text:style-name="T2">Stolen work</text:span></text:p>
          </draw:text-box>
        </draw:frame>
        <draw:frame draw:style-name="gr21" draw:text-style-name="P20" draw:layer="layout" svg:width="4.2cm" svg:height="0.649cm" svg:x="19.1cm" svg:y="16.4cm">
          <draw:text-box>
            <text:p text:style-name="P19"><text:span text:style-name="T2">Balanced work</text:span></text:p>
          </draw:text-box>
        </draw:frame>
      </draw:page>
      <draw:page draw:name="page4" draw:style-name="dp1" draw:master-page-name="Standard">
        <draw:frame draw:style-name="gr1" draw:text-style-name="P2" draw:layer="layout" svg:width="27.3cm" svg:height="1.3cm" svg:x="1.2cm" svg:y="1.2cm">
          <draw:text-box>
            <text:p text:style-name="P8"><text:span text:style-name="T1">Handling recursive tasking</text:span></text:p>
          </draw:text-box>
        </draw:frame>
        <draw:custom-shape draw:style-name="gr16" draw:text-style-name="P22" xml:id="id23" draw:id="id23" draw:layer="layout" svg:width="4.8cm" svg:height="6cm" svg:x="7.8cm" svg:y="6.1cm">
          <text:p text:style-name="P21">Queue N-1</text:p>
          <draw:enhanced-geometry svg:viewBox="0 0 21600 21600" draw:type="rectangle" draw:enhanced-path="M 0 0 L 21600 0 21600 21600 0 21600 0 0 Z N"/>
        </draw:custom-shape>
        <draw:custom-shape draw:style-name="gr16" draw:text-style-name="P22" xml:id="id24" draw:id="id24" draw:layer="layout" svg:width="4.8cm" svg:height="6cm" svg:x="16.4cm" svg:y="6.1cm">
          <text:p text:style-name="P21">Queue N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7cm" svg:y="8cm">
          <draw:text-box>
            <text:p text:style-name="P23"><text:span text:style-name="T3">...</text:span></text:p>
          </draw:text-box>
        </draw:frame>
        <draw:connector draw:style-name="gr17" draw:text-style-name="P25" draw:layer="layout" svg:x1="14.5cm" svg:y1="3.4cm" svg:x2="10.2cm" svg:y2="6.1cm" draw:end-shape="id23" svg:d="M14500 3400v1100h-4300v1600" svg:viewBox="0 0 4301 2701">
          <text:p/>
        </draw:connector>
        <draw:connector draw:style-name="gr17" draw:text-style-name="P25" draw:layer="layout" svg:x1="14.5cm" svg:y1="3.4cm" svg:x2="18.8cm" svg:y2="6.1cm" draw:end-shape="id24" svg:d="M14500 3400v1100h4300v1600" svg:viewBox="0 0 4301 2701">
          <text:p/>
        </draw:connector>
        <draw:frame draw:style-name="gr9" draw:text-style-name="P27" draw:layer="layout" svg:width="8.4cm" svg:height="1.047cm" svg:x="14.5cm" svg:y="3.753cm">
          <draw:text-box>
            <text:p text:style-name="P26"><text:span text:style-name="T2">Distributed work (sent to queues)</text:span></text:p>
          </draw:text-box>
        </draw:frame>
        <draw:custom-shape draw:style-name="gr23" draw:text-style-name="P22" xml:id="id25" draw:id="id25" draw:layer="layout" svg:width="4.8cm" svg:height="2.199cm" svg:x="7.8cm" svg:y="13.901cm">
          <text:p text:style-name="P21">Balancer N-1</text:p>
          <draw:enhanced-geometry svg:viewBox="0 0 21600 21600" draw:type="rectangle" draw:enhanced-path="M 0 0 L 21600 0 21600 21600 0 21600 0 0 Z N"/>
        </draw:custom-shape>
        <draw:custom-shape draw:style-name="gr24" draw:text-style-name="P22" xml:id="id26" draw:id="id26" draw:layer="layout" svg:width="4.8cm" svg:height="2.2cm" svg:x="16.4cm" svg:y="13.9cm">
          <text:p text:style-name="P21">Balancer N</text:p>
          <text:p text:style-name="P21"><text:span text:style-name="T2">(steals from other queues</text:span><text:span text:style-name="T2"><text:line-break/></text:span><text:span text:style-name="T2">if no local work is available)</text:span>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7cm" svg:y="14.001cm">
          <draw:text-box>
            <text:p text:style-name="P23"><text:span text:style-name="T3">...</text:span></text:p>
          </draw:text-box>
        </draw:frame>
        <draw:connector draw:style-name="gr17" draw:text-style-name="P25" draw:layer="layout" svg:x1="10.2cm" svg:y1="12.1cm" svg:x2="10.2cm" svg:y2="13.901cm" draw:start-shape="id23" draw:start-glue-point="2" draw:end-shape="id25" draw:end-glue-point="0" svg:d="M10200 12100v1801" svg:viewBox="0 0 1 1802">
          <text:p/>
        </draw:connector>
        <draw:connector draw:style-name="gr17" draw:text-style-name="P25" draw:layer="layout" svg:x1="18.8cm" svg:y1="12.1cm" svg:x2="18.8cm" svg:y2="13.9cm" draw:start-shape="id24" draw:start-glue-point="2" draw:end-shape="id26" draw:end-glue-point="0" svg:d="M18800 12100v1800" svg:viewBox="0 0 1 1801">
          <text:p/>
        </draw:connector>
        <draw:frame draw:style-name="gr5" draw:text-style-name="P24" draw:layer="layout" svg:width="1.8cm" svg:height="1.513cm" svg:x="5.7cm" svg:y="8cm">
          <draw:text-box>
            <text:p text:style-name="P23"><text:span text:style-name="T3">...</text:span></text:p>
          </draw:text-box>
        </draw:frame>
        <draw:frame draw:style-name="gr5" draw:text-style-name="P24" draw:layer="layout" svg:width="1.8cm" svg:height="1.513cm" svg:x="5.7cm" svg:y="13.901cm">
          <draw:text-box>
            <text:p text:style-name="P23"><text:span text:style-name="T3">...</text:span></text:p>
          </draw:text-box>
        </draw:frame>
        <draw:custom-shape draw:style-name="gr4" draw:text-style-name="P22" xml:id="id27" draw:id="id27" draw:layer="layout" svg:width="4.8cm" svg:height="1.7cm" svg:x="7.8cm" svg:y="17.602cm">
          <text:p text:style-name="P21">Worker N-1</text:p>
          <draw:enhanced-geometry svg:viewBox="0 0 21600 21600" draw:type="rectangle" draw:enhanced-path="M 0 0 L 21600 0 21600 21600 0 21600 0 0 Z N"/>
        </draw:custom-shape>
        <draw:custom-shape draw:style-name="gr4" draw:text-style-name="P22" xml:id="id28" draw:id="id28" draw:layer="layout" svg:width="4.8cm" svg:height="1.7cm" svg:x="16.4cm" svg:y="17.602cm">
          <text:p text:style-name="P21">Worker N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7cm" svg:y="17.402cm">
          <draw:text-box>
            <text:p text:style-name="P23"><text:span text:style-name="T3">...</text:span></text:p>
          </draw:text-box>
        </draw:frame>
        <draw:frame draw:style-name="gr5" draw:text-style-name="P24" draw:layer="layout" svg:width="1.8cm" svg:height="1.513cm" svg:x="5.7cm" svg:y="17.402cm">
          <draw:text-box>
            <text:p text:style-name="P23"><text:span text:style-name="T3">...</text:span></text:p>
          </draw:text-box>
        </draw:frame>
        <draw:line draw:style-name="gr25" draw:text-style-name="P25" draw:layer="layout" svg:x1="10.2cm" svg:y1="12.9cm" svg:x2="13.3cm" svg:y2="12.9cm">
          <text:p/>
        </draw:line>
        <draw:line draw:style-name="gr25" draw:text-style-name="P25" draw:layer="layout" svg:x1="13.3cm" svg:y1="12.9cm" svg:x2="13.3cm" svg:y2="15cm">
          <text:p/>
        </draw:line>
        <draw:line draw:style-name="gr17" draw:text-style-name="P25" draw:layer="layout" svg:x1="13.3cm" svg:y1="15cm" svg:x2="16.4cm" svg:y2="15cm">
          <text:p/>
        </draw:line>
        <draw:connector draw:style-name="gr17" draw:text-style-name="P25" draw:layer="layout" svg:x1="10.2cm" svg:y1="16.1cm" svg:x2="10.2cm" svg:y2="17.602cm" draw:start-shape="id25" draw:start-glue-point="2" draw:end-shape="id27" draw:end-glue-point="0" svg:d="M10200 16100v1502" svg:viewBox="0 0 1 1503">
          <text:p/>
        </draw:connector>
        <draw:connector draw:style-name="gr17" draw:text-style-name="P25" draw:layer="layout" svg:x1="18.8cm" svg:y1="16.1cm" svg:x2="18.8cm" svg:y2="17.602cm" draw:start-shape="id26" draw:start-glue-point="2" draw:end-shape="id28" draw:end-glue-point="0" svg:d="M18800 16100v1502" svg:viewBox="0 0 1 1503">
          <text:p/>
        </draw:connector>
        <draw:frame draw:style-name="gr26" draw:text-style-name="P27" draw:layer="layout" svg:width="4.2cm" svg:height="0.649cm" svg:x="18.9cm" svg:y="12.653cm">
          <draw:text-box>
            <text:p text:style-name="P26"><text:span text:style-name="T2">Local work</text:span></text:p>
          </draw:text-box>
        </draw:frame>
        <draw:frame draw:style-name="gr27" draw:text-style-name="P27" draw:layer="layout" svg:width="3.1cm" svg:height="0.747cm" svg:x="13.3cm" svg:y="13.553cm">
          <draw:text-box>
            <text:p text:style-name="P26"><text:span text:style-name="T2">Stolen work</text:span></text:p>
          </draw:text-box>
        </draw:frame>
        <draw:frame draw:style-name="gr26" draw:text-style-name="P27" draw:layer="layout" svg:width="4.2cm" svg:height="0.649cm" svg:x="18.9cm" svg:y="16.4cm">
          <draw:text-box>
            <text:p text:style-name="P26"><text:span text:style-name="T2">Balanced work</text:span></text:p>
          </draw:text-box>
        </draw:frame>
        <draw:connector draw:style-name="gr14" draw:text-style-name="P18" draw:layer="layout" draw:line-skew="0.199cm -0.399cm" svg:x1="21.2cm" svg:y1="18.452cm" svg:x2="18.8cm" svg:y2="6.1cm" draw:start-shape="id28" draw:start-glue-point="1" draw:end-shape="id24" draw:end-glue-point="0" svg:d="M21200 18452h700v-13252h-3100v900" svg:viewBox="0 0 3101 13253">
          <text:p/>
        </draw:connector>
        <draw:frame draw:style-name="gr21" draw:text-style-name="P20" draw:layer="layout" svg:width="4.2cm" svg:height="0.649cm" svg:x="22.1cm" svg:y="16.354cm">
          <draw:text-box>
            <text:p text:style-name="P19"><text:span text:style-name="T2">Recursive work</text:span></text:p>
          </draw:text-box>
        </draw:frame>
      </draw:page>
      <draw:page draw:name="page5" draw:style-name="dp1" draw:master-page-name="Standard">
        <draw:frame draw:style-name="gr1" draw:text-style-name="P2" draw:layer="layout" svg:width="27.3cm" svg:height="1.3cm" svg:x="1.2cm" svg:y="1.2cm">
          <draw:text-box>
            <text:p text:style-name="P8"><text:span text:style-name="T1">Optimizing for cache performance</text:span></text:p>
          </draw:text-box>
        </draw:frame>
        <draw:custom-shape draw:style-name="gr16" draw:text-style-name="P22" xml:id="id29" draw:id="id29" draw:layer="layout" svg:width="4.8cm" svg:height="6cm" svg:x="7.8cm" svg:y="6.1cm">
          <text:p text:style-name="P21"><text:span text:style-name="T4">Double-ended</text:span><text:line-break/>queue N-1</text:p>
          <draw:enhanced-geometry svg:viewBox="0 0 21600 21600" draw:type="rectangle" draw:enhanced-path="M 0 0 L 21600 0 21600 21600 0 21600 0 0 Z N"/>
        </draw:custom-shape>
        <draw:custom-shape draw:style-name="gr16" draw:text-style-name="P22" xml:id="id30" draw:id="id30" draw:layer="layout" svg:width="4.8cm" svg:height="6cm" svg:x="16.4cm" svg:y="6.1cm">
          <text:p text:style-name="P21"><text:span text:style-name="T4">Double-ended</text:span><text:line-break/>queue N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7cm" svg:y="8cm">
          <draw:text-box>
            <text:p text:style-name="P23"><text:span text:style-name="T3">...</text:span></text:p>
          </draw:text-box>
        </draw:frame>
        <draw:connector draw:style-name="gr17" draw:text-style-name="P25" draw:layer="layout" svg:x1="14.5cm" svg:y1="3.4cm" svg:x2="10.2cm" svg:y2="6.1cm" draw:end-shape="id29" svg:d="M14500 3400v1100h-4300v1600" svg:viewBox="0 0 4301 2701">
          <text:p/>
        </draw:connector>
        <draw:connector draw:style-name="gr17" draw:text-style-name="P25" draw:layer="layout" svg:x1="14.5cm" svg:y1="3.4cm" svg:x2="18.8cm" svg:y2="6.1cm" draw:end-shape="id30" svg:d="M14500 3400v1100h4300v1600" svg:viewBox="0 0 4301 2701">
          <text:p/>
        </draw:connector>
        <draw:frame draw:style-name="gr9" draw:text-style-name="P27" draw:layer="layout" svg:width="8.4cm" svg:height="1.047cm" svg:x="14.5cm" svg:y="3.753cm">
          <draw:text-box>
            <text:p text:style-name="P26"><text:span text:style-name="T2">Distributed work (sent to queues)</text:span></text:p>
          </draw:text-box>
        </draw:frame>
        <draw:custom-shape draw:style-name="gr23" draw:text-style-name="P22" xml:id="id31" draw:id="id31" draw:layer="layout" svg:width="4.8cm" svg:height="2.199cm" svg:x="7.8cm" svg:y="13.901cm">
          <text:p text:style-name="P21">Balancer N-1</text:p>
          <draw:enhanced-geometry svg:viewBox="0 0 21600 21600" draw:type="rectangle" draw:enhanced-path="M 0 0 L 21600 0 21600 21600 0 21600 0 0 Z N"/>
        </draw:custom-shape>
        <draw:custom-shape draw:style-name="gr24" draw:text-style-name="P22" xml:id="id32" draw:id="id32" draw:layer="layout" svg:width="4.8cm" svg:height="2.2cm" svg:x="16.4cm" svg:y="13.9cm">
          <text:p text:style-name="P21">Balancer N</text:p>
          <text:p text:style-name="P21"><text:span text:style-name="T2">(steals from other queues</text:span><text:span text:style-name="T2"><text:line-break/></text:span><text:span text:style-name="T2">if no local work is available)</text:span>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7cm" svg:y="14.001cm">
          <draw:text-box>
            <text:p text:style-name="P23"><text:span text:style-name="T3">...</text:span></text:p>
          </draw:text-box>
        </draw:frame>
        <draw:connector draw:style-name="gr17" draw:text-style-name="P25" draw:layer="layout" svg:x1="10.2cm" svg:y1="12.1cm" svg:x2="10.2cm" svg:y2="13.901cm" draw:start-shape="id29" draw:start-glue-point="2" draw:end-shape="id31" draw:end-glue-point="0" svg:d="M10200 12100v1801" svg:viewBox="0 0 1 1802">
          <text:p/>
        </draw:connector>
        <draw:connector draw:style-name="gr17" draw:text-style-name="P25" draw:layer="layout" svg:x1="18.8cm" svg:y1="12.1cm" svg:x2="18.8cm" svg:y2="13.9cm" draw:start-shape="id30" draw:start-glue-point="2" draw:end-shape="id32" draw:end-glue-point="0" svg:d="M18800 12100v1800" svg:viewBox="0 0 1 1801">
          <text:p/>
        </draw:connector>
        <draw:frame draw:style-name="gr5" draw:text-style-name="P24" draw:layer="layout" svg:width="1.8cm" svg:height="1.513cm" svg:x="5.7cm" svg:y="8cm">
          <draw:text-box>
            <text:p text:style-name="P23"><text:span text:style-name="T3">...</text:span></text:p>
          </draw:text-box>
        </draw:frame>
        <draw:frame draw:style-name="gr5" draw:text-style-name="P24" draw:layer="layout" svg:width="1.8cm" svg:height="1.513cm" svg:x="5.7cm" svg:y="13.901cm">
          <draw:text-box>
            <text:p text:style-name="P23"><text:span text:style-name="T3">...</text:span></text:p>
          </draw:text-box>
        </draw:frame>
        <draw:custom-shape draw:style-name="gr4" draw:text-style-name="P22" xml:id="id33" draw:id="id33" draw:layer="layout" svg:width="4.8cm" svg:height="1.7cm" svg:x="7.8cm" svg:y="17.602cm">
          <text:p text:style-name="P21">Worker N-1</text:p>
          <draw:enhanced-geometry svg:viewBox="0 0 21600 21600" draw:type="rectangle" draw:enhanced-path="M 0 0 L 21600 0 21600 21600 0 21600 0 0 Z N"/>
        </draw:custom-shape>
        <draw:custom-shape draw:style-name="gr4" draw:text-style-name="P22" xml:id="id34" draw:id="id34" draw:layer="layout" svg:width="4.8cm" svg:height="1.7cm" svg:x="16.4cm" svg:y="17.602cm">
          <text:p text:style-name="P21">Worker N</text:p>
          <draw:enhanced-geometry svg:viewBox="0 0 21600 21600" draw:type="rectangle" draw:enhanced-path="M 0 0 L 21600 0 21600 21600 0 21600 0 0 Z N"/>
        </draw:custom-shape>
        <draw:frame draw:style-name="gr5" draw:text-style-name="P24" draw:layer="layout" svg:width="1.8cm" svg:height="1.513cm" svg:x="22.7cm" svg:y="17.402cm">
          <draw:text-box>
            <text:p text:style-name="P23"><text:span text:style-name="T3">...</text:span></text:p>
          </draw:text-box>
        </draw:frame>
        <draw:frame draw:style-name="gr5" draw:text-style-name="P24" draw:layer="layout" svg:width="1.8cm" svg:height="1.513cm" svg:x="5.7cm" svg:y="17.402cm">
          <draw:text-box>
            <text:p text:style-name="P23"><text:span text:style-name="T3">...</text:span></text:p>
          </draw:text-box>
        </draw:frame>
        <draw:line draw:style-name="gr20" draw:text-style-name="P25" draw:layer="layout" svg:x1="12.6cm" svg:y1="6.6cm" svg:x2="13.3cm" svg:y2="6.6cm">
          <text:p/>
        </draw:line>
        <draw:line draw:style-name="gr20" draw:text-style-name="P25" draw:layer="layout" svg:x1="13.3cm" svg:y1="6.6cm" svg:x2="13.3cm" svg:y2="15cm">
          <text:p/>
        </draw:line>
        <draw:line draw:style-name="gr14" draw:text-style-name="P25" draw:layer="layout" svg:x1="13.3cm" svg:y1="15cm" svg:x2="16.4cm" svg:y2="15cm">
          <text:p/>
        </draw:line>
        <draw:connector draw:style-name="gr17" draw:text-style-name="P25" draw:layer="layout" svg:x1="10.2cm" svg:y1="16.1cm" svg:x2="10.2cm" svg:y2="17.602cm" draw:start-shape="id31" draw:start-glue-point="2" draw:end-shape="id33" draw:end-glue-point="0" svg:d="M10200 16100v1502" svg:viewBox="0 0 1 1503">
          <text:p/>
        </draw:connector>
        <draw:connector draw:style-name="gr17" draw:text-style-name="P25" draw:layer="layout" svg:x1="18.8cm" svg:y1="16.1cm" svg:x2="18.8cm" svg:y2="17.602cm" draw:start-shape="id32" draw:start-glue-point="2" draw:end-shape="id34" draw:end-glue-point="0" svg:d="M18800 16100v1502" svg:viewBox="0 0 1 1503">
          <text:p/>
        </draw:connector>
        <draw:frame draw:style-name="gr26" draw:text-style-name="P27" draw:layer="layout" svg:width="4.2cm" svg:height="0.649cm" svg:x="18.9cm" svg:y="12.653cm">
          <draw:text-box>
            <text:p text:style-name="P26"><text:span text:style-name="T2">Local work</text:span></text:p>
          </draw:text-box>
        </draw:frame>
        <draw:frame draw:style-name="gr27" draw:text-style-name="P27" draw:layer="layout" svg:width="3.1cm" svg:height="1.645cm" svg:x="13.3cm" svg:y="9.353cm">
          <draw:text-box>
            <text:p text:style-name="P26"><text:span text:style-name="T2">Stolen work</text:span></text:p>
            <text:p text:style-name="P28"><text:span text:style-name="T5">(taken from</text:span><text:span text:style-name="T5"><text:line-break/></text:span><text:span text:style-name="T5">« cold » data)</text:span></text:p>
          </draw:text-box>
        </draw:frame>
        <draw:frame draw:style-name="gr26" draw:text-style-name="P27" draw:layer="layout" svg:width="4.2cm" svg:height="0.649cm" svg:x="18.9cm" svg:y="16.4cm">
          <draw:text-box>
            <text:p text:style-name="P26"><text:span text:style-name="T2">Balanced work</text:span></text:p>
          </draw:text-box>
        </draw:frame>
        <draw:frame draw:style-name="gr21" draw:text-style-name="P31" draw:layer="layout" svg:width="4.2cm" svg:height="1.645cm" svg:x="22.1cm" svg:y="15.9cm">
          <draw:text-box>
            <text:p text:style-name="P29"><text:span text:style-name="T7">Recursive work</text:span></text:p>
            <text:p text:style-name="P30"><text:span text:style-name="T5">(to be processed</text:span><text:span text:style-name="T5"><text:line-break/></text:span><text:span text:style-name="T5">while cache is warm)</text:span></text:p>
          </draw:text-box>
        </draw:frame>
        <draw:line draw:style-name="gr14" draw:text-style-name="P25" draw:layer="layout" svg:x1="22.1cm" svg:y1="11.6cm" svg:x2="21.2cm" svg:y2="11.6cm">
          <text:p/>
        </draw:line>
        <draw:line draw:style-name="gr20" draw:text-style-name="P25" draw:layer="layout" svg:x1="22.1cm" svg:y1="11.6cm" svg:x2="22.1cm" svg:y2="18.6cm">
          <text:p/>
        </draw:line>
        <draw:line draw:style-name="gr20" draw:text-style-name="P25" draw:layer="layout" svg:x1="21.2cm" svg:y1="18.6cm" svg:x2="22.1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drien Grasland</meta:initial-creator>
    <meta:creation-date>2016-05-23T21:45:24.757550579</meta:creation-date>
    <dc:date>2016-09-29T17:09:52.473608306</dc:date>
    <meta:editing-duration>PT40M1S</meta:editing-duration>
    <meta:editing-cycles>17</meta:editing-cycles>
    <meta:generator>LibreOffice/5.0.3.2$Linux_X86_64 LibreOffice_project/00m0$Build-2</meta:generator>
    <meta:document-statistic meta:object-count="124"/>
  </office:meta>
</office:document-meta>
</file>